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cheableMetaData.forcedReplaceBy( MetaData ot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ableMetaData.isValidAttribute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ableMetaData.getFirstValue( String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acheableMetaData.replaceBy( MetaData ot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ableMetaData.addValue( String key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ableMetaData.removeAllValues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ableMetaData.getLastModifi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ableMetaData.setValue( String key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ableMetaData.getElement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ableMetaData.getValues( String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acheableMetaData.getPossibleKey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acheableMetaData.CacheableMetaData( MetaData meta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acheableMetaData.getAvailableKey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